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Consolas1" svg:font-family="Consolas, monospace"/>
    <style:font-face style:name="Lohit Devanagari1" svg:font-family="'Lohit Devanagari'"/>
    <style:font-face style:name="sofia-pro" svg:font-family="sofia-pro, sans-serif"/>
    <style:font-face style:name="var font-din" svg:font-family="'var font-di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427cm" table:align="left"/>
    </style:style>
    <style:style style:name="Table1.A" style:family="table-column">
      <style:table-column-properties style:column-width="13.427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6.976cm" table:align="left"/>
    </style:style>
    <style:style style:name="Table2.A" style:family="table-column">
      <style:table-column-properties style:column-width="16.976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3.661cm" table:align="left"/>
    </style:style>
    <style:style style:name="Table3.A" style:family="table-column">
      <style:table-column-properties style:column-width="13.661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7cm"/>
    </style:style>
    <style:style style:name="Table4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sofia-pro" fo:font-size="24pt" fo:letter-spacing="normal" fo:font-style="normal" fo:font-weight="normal" loext:padding="0cm" loext:border="none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var font-din" fo:font-size="18pt" fo:font-style="normal" fo:font-weight="normal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.265cm" loext:contextual-spacing="false" fo:line-height="167%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Consolas1" fo:font-size="12pt" fo:font-style="normal" fo:font-weight="normal" loext:padding="0cm" loext:border="none"/>
    </style:style>
    <style:style style:name="P4" style:family="paragraph" style:parent-style-name="Preformatted_20_Text">
      <style:paragraph-properties fo:margin-top="0cm" fo:margin-bottom="0.265cm" loext:contextual-spacing="false" fo:line-height="167%" fo:text-align="start" style:justify-single-word="false" fo:orphans="2" fo:widows="2" fo:padding="0cm" fo:border="none"/>
      <style:text-properties fo:font-variant="normal" fo:text-transform="none" fo:color="#273239" style:font-name="Consolas1" fo:font-size="12pt" fo:font-style="normal" fo:font-weight="normal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background-color="#ffffff" loext:padding="0cm" loext:border="none"/>
    </style:style>
    <style:style style:name="P7" style:family="paragraph" style:parent-style-name="Text_20_body">
      <style:paragraph-properties fo:margin-top="0cm" fo:margin-bottom="0cm" loext:contextual-spacing="false" fo:line-height="167%" fo:text-align="start" style:justify-single-word="false" fo:orphans="2" fo:widows="2"/>
      <style:text-properties fo:font-variant="normal" fo:text-transform="none" fo:color="#273239" fo:font-size="12.75pt" style:font-size-asian="12.75pt" style:font-size-complex="12.75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sofia-pro" fo:font-size="11.25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var font-din" fo:font-size="12.75pt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1.058cm" fo:margin-bottom="0cm" loext:contextual-spacing="false" fo:line-height="167%" fo:text-align="start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.265cm" loext:contextual-spacing="false" fo:line-height="167%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var font-din" fo:font-size="12.75pt" fo:font-style="normal" fo:font-weight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line-height="167%" fo:text-align="start" style:justify-single-word="false" fo:orphans="2" fo:widows="2" fo:text-indent="0cm" style:auto-text-indent="false" fo:padding="0cm" fo:border="none"/>
      <style:text-properties fo:font-variant="normal" fo:text-transform="none" fo:color="#273239" loext:padding="0cm" loext:border="none"/>
    </style:style>
    <style:style style:name="P16" style:family="paragraph" style:parent-style-name="Text_20_body" style:list-style-name="L2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cm" fo:margin-right="0.318cm" fo:margin-top="0cm" fo:margin-bottom="0cm" loext:contextual-spacing="false" style:line-height-at-least="0.503cm" fo:text-align="start" style:justify-single-word="false" fo:orphans="2" fo:widows="2" fo:text-indent="0cm" style:auto-text-indent="false" fo:padding-left="0cm" fo:padding-right="0.318cm" fo:padding-top="0.265cm" fo:padding-bottom="0cm" fo:border-left="none" fo:border-right="0.06pt solid #dddddd" fo:border-top="2.24pt solid #dddddd" fo:border-bottom="none"/>
      <style:text-properties fo:font-variant="normal" fo:text-transform="none" fo:color="#273239" style:font-name="var font-din" fo:font-size="13.5pt" fo:font-style="normal" fo:font-weight="normal" loext:padding="0cm" loext:border="none"/>
    </style:style>
    <style:style style:name="P18" style:family="paragraph" style:parent-style-name="Text_20_body" style:list-style-name="L4">
      <style:paragraph-properties fo:margin-left="0cm" fo:margin-right="0.318cm" fo:margin-top="0cm" fo:margin-bottom="0cm" loext:contextual-spacing="false" style:line-height-at-least="0.503cm" fo:text-align="start" style:justify-single-word="false" fo:orphans="2" fo:widows="2" fo:text-indent="0cm" style:auto-text-indent="false" fo:padding-left="0cm" fo:padding-right="0.318cm" fo:padding-top="0.265cm" fo:padding-bottom="0cm" fo:border-left="none" fo:border-right="0.06pt solid #dddddd" fo:border-top="2.24pt solid #dddddd" fo:border-bottom="none"/>
      <style:text-properties fo:font-variant="normal" fo:text-transform="none" fo:color="#273239" style:font-name="var font-din" fo:font-size="13.5pt" fo:font-style="normal" fo:font-weight="normal" loext:padding="0cm" loext:border="none"/>
    </style:style>
    <style:style style:name="P19" style:family="paragraph" style:parent-style-name="Text_20_body" style:list-style-name="L5">
      <style:paragraph-properties fo:margin-left="0cm" fo:margin-right="0.318cm" fo:margin-top="0cm" fo:margin-bottom="0cm" loext:contextual-spacing="false" style:line-height-at-least="0.503cm" fo:text-align="start" style:justify-single-word="false" fo:orphans="2" fo:widows="2" fo:text-indent="0cm" style:auto-text-indent="false" fo:padding-left="0cm" fo:padding-right="0.318cm" fo:padding-top="0.265cm" fo:padding-bottom="0cm" fo:border-left="none" fo:border-right="0.06pt solid #dddddd" fo:border-top="2.24pt solid #dddddd" fo:border-bottom="none"/>
      <style:text-properties fo:font-variant="normal" fo:text-transform="none" fo:color="#273239" style:font-name="var font-din" fo:font-size="13.5pt" fo:font-style="normal" fo:font-weight="normal" loext:padding="0cm" loext:border="none"/>
    </style:style>
    <style:style style:name="P20" style:family="paragraph" style:parent-style-name="Text_20_body" style:list-style-name="L6">
      <style:paragraph-properties fo:margin-left="0cm" fo:margin-right="0.318cm" fo:margin-top="0cm" fo:margin-bottom="0cm" loext:contextual-spacing="false" style:line-height-at-least="0.503cm" fo:text-align="start" style:justify-single-word="false" fo:orphans="2" fo:widows="2" fo:text-indent="0cm" style:auto-text-indent="false" fo:padding-left="0cm" fo:padding-right="0.318cm" fo:padding-top="0.265cm" fo:padding-bottom="0cm" fo:border-left="none" fo:border-right="0.06pt solid #dddddd" fo:border-top="2.24pt solid #dddddd" fo:border-bottom="none"/>
      <style:text-properties fo:font-variant="normal" fo:text-transform="none" fo:color="#273239" style:font-name="var font-din" fo:font-size="13.5pt" fo:font-style="normal" fo:font-weight="normal" loext:padding="0cm" loext:border="none"/>
    </style:style>
    <style:style style:name="T1" style:family="text">
      <style:text-properties fo:font-variant="normal" fo:text-transform="none" fo:color="#273239" style:font-name="sofia-pro" fo:font-size="11.2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73239" style:text-line-through-style="none" style:text-line-through-type="none" style:font-name="sofia-pro" fo:font-size="11.25pt" fo:letter-spacing="normal" fo:font-style="normal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fo:color="#273239" style:font-name="var font-din" fo:font-size="12.75pt" fo:font-style="normal" fo:font-weight="normal" loext:padding="0cm" loext:border="none"/>
    </style:style>
    <style:style style:name="T4" style:family="text">
      <style:text-properties fo:font-variant="normal" fo:text-transform="none" fo:color="#273239" style:font-name="var font-din" fo:font-size="12.75pt" fo:font-style="normal" style:text-underline-style="solid" style:text-underline-width="auto" style:text-underline-color="font-color" fo:font-weight="bold" loext:padding="0cm" loext:border="none"/>
    </style:style>
    <style:style style:name="T5" style:family="text">
      <style:text-properties fo:font-variant="normal" fo:text-transform="none" fo:color="#273239" fo:font-size="12.75pt" loext:padding="0cm" loext:border="none"/>
    </style:style>
    <style:style style:name="T6" style:family="text">
      <style:text-properties fo:font-variant="normal" fo:text-transform="none" fo:color="#008200" style:font-name="Consolas" fo:font-size="11pt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006699" style:font-name="Consolas" fo:font-size="11pt" fo:font-style="normal" fo:font-weight="bold" fo:background-color="#ffffff" loext:char-shading-value="0" loext:padding="0cm" loext:border="none"/>
    </style:style>
    <style:style style:name="T8" style:family="text">
      <style:text-properties fo:font-variant="normal" fo:text-transform="none" style:font-name="Consolas" fo:font-size="12.5pt" fo:font-style="normal" fo:font-weight="normal" fo:background-color="#ffffff" loext:char-shading-value="0" loext:padding="0cm" loext:border="none"/>
    </style:style>
    <style:style style:name="T9" style:family="text">
      <style:text-properties fo:font-variant="normal" fo:text-transform="none" style:font-name="Consolas" fo:font-size="12.5pt" fo:font-style="normal" fo:font-weight="normal" style:font-name-asian="Consolas" style:font-size-asian="12.5pt" style:font-style-asian="normal" style:font-weight-asian="normal" style:font-name-complex="Consolas" style:font-size-complex="12.5pt" style:font-style-complex="normal" style:font-weight-complex="normal"/>
    </style:style>
    <style:style style:name="T10" style:family="text">
      <style:text-properties fo:font-variant="normal" fo:text-transform="none" fo:color="#000000" style:font-name="Consolas" fo:font-size="11pt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background-color="#ffffff" loext:char-shading-value="0" loext:padding="0cm" loext:border="none"/>
    </style:style>
    <style:style style:name="T12" style:family="text">
      <style:text-properties fo:font-variant="normal" fo:text-transform="none" fo:color="#808080" style:font-name="Consolas" fo:font-size="11pt" fo:font-style="normal" fo:font-weight="normal" fo:background-color="#ffffff" loext:char-shading-value="0" loext:padding="0cm" loext:border="none"/>
    </style:style>
    <style:style style:name="T13" style:family="text">
      <style:text-properties fo:font-variant="normal" fo:text-transform="none" fo:color="#ff1493" style:font-name="Consolas" fo:font-size="11pt" fo:font-style="normal" fo:font-weight="normal" fo:background-color="#ffffff" loext:char-shading-value="0" loext:padding="0cm" loext:border="none"/>
    </style:style>
    <style:style style:name="T14" style:family="text">
      <style:text-properties fo:font-variant="normal" fo:text-transform="none" fo:color="#0000ff" style:font-name="Consolas" fo:font-size="11pt" fo:font-style="normal" fo:font-weight="normal" fo:background-color="#ffffff" loext:char-shading-value="0" loext:padding="0cm" loext:border="none"/>
    </style:style>
    <style:style style:name="T15" style:family="text">
      <style:text-properties fo:font-variant="normal" fo:text-transform="none" fo:color="#009900" style:font-name="Consolas" fo:font-size="11pt" fo:font-style="normal" fo:font-weight="normal" fo:background-color="#ffffff" loext:char-shading-value="0" loext:padding="0cm" loext:border="none"/>
    </style:style>
    <style:style style:name="T16" style:family="text">
      <style:text-properties fo:font-size="12.75pt" style:font-size-asian="12.75pt" style:font-size-complex="12.75pt" loext:padding="0cm" loext:border="none"/>
    </style:style>
    <style:style style:name="T17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cess Modifiers in Python : Public, Private and Protected</text:h>
      <text:list xml:id="list2882917366" text:style-name="L1">
        <text:list-item>
          <text:p text:style-name="P9"><draw:frame draw:style-name="fr1" draw:name="Frame4" text:anchor-type="char" svg:x="0.45cm" svg:width="3.175cm" draw:z-index="3"><draw:text-box fo:min-height="0.041cm"><text:p text:style-name="Text_20_body"/></draw:text-box></draw:frame><draw:frame draw:style-name="fr1" draw:name="Frame3" text:anchor-type="char" svg:x="0.45cm" svg:width="3.175cm" draw:z-index="2"><draw:text-box fo:min-height="0.041cm"><text:p text:style-name="Text_20_body"/></draw:text-box></draw:frame><draw:frame draw:style-name="fr1" draw:name="Frame2" text:anchor-type="char" svg:x="0.45cm" svg:width="3.175cm" draw:z-index="1"><draw:text-box fo:min-height="0.041cm"><text:p text:style-name="Text_20_body"/></draw:text-box></draw:frame><draw:frame draw:style-name="fr1" draw:name="Frame1" text:anchor-type="char" svg:x="0.45cm" svg:width="3.175cm" draw:z-index="0"><draw:text-box fo:min-height="0.041cm"><text:p text:style-name="Text_20_body"/></draw:text-box></draw:frame><text:span text:style-name="T1">Difficulty Level : </text:span><text:a xlink:type="simple" xlink:href="https://www.geeksforgeeks.org/easy/" text:style-name="Internet_20_link" text:visited-style-name="Visited_20_Internet_20_Link"><text:span text:style-name="T2">Easy</text:span></text:a></text:p>
        </text:list-item>
        <text:list-item>
          <text:p text:style-name="P10">Last Updated : 28 Jan, 2022</text:p>
        </text:list-item>
      </text:list>
      <text:p text:style-name="P12"><text:span text:style-name="Strong_20_Emphasis"><text:span text:style-name="T3">Prerequisites: </text:span></text:span><text:a xlink:type="simple" xlink:href="https://www.geeksforgeeks.org/underscore-_-python/" text:style-name="Internet_20_link" text:visited-style-name="Visited_20_Internet_20_Link"><text:span text:style-name="T4">Underscore (_) in Python</text:span></text:a><text:span text:style-name="T3">, </text:span><text:a xlink:type="simple" xlink:href="https://www.geeksforgeeks.org/private-variables-python/" text:style-name="Internet_20_link" text:visited-style-name="Visited_20_Internet_20_Link"><text:span text:style-name="T4">Private Variables in Python</text:span></text:a></text:p>
      <text:p text:style-name="P12"><text:span text:style-name="T3">Various object-oriented languages like C++, Java, Python control access modifications which are used to restrict access to the variables and methods of the class. Most programming languages has three forms of access modifiers, which are </text:span><text:span text:style-name="Strong_20_Emphasis"><text:span text:style-name="T3">Public</text:span></text:span><text:span text:style-name="T3">, </text:span><text:span text:style-name="Strong_20_Emphasis"><text:span text:style-name="T3">Protected</text:span></text:span><text:span text:style-name="T3"> and </text:span><text:span text:style-name="Strong_20_Emphasis"><text:span text:style-name="T3">Private</text:span></text:span><text:span text:style-name="T3"> in a class.<text:line-break/>Python uses ‘_’ symbol to determine the access control for a specific data member or a member function of a class. Access specifiers in Python have an important role to play in securing data from unauthorized access and in preventing it from being exploited.<text:line-break/>A Class in Python has three types of access modifiers:</text:span></text:p>
      <text:list xml:id="list2302370743" text:style-name="L2">
        <text:list-item>
          <text:p text:style-name="P16"><text:span text:style-name="Strong_20_Emphasis"><text:span text:style-name="T3">Public Access Modifier</text:span></text:span></text:p>
        </text:list-item>
        <text:list-item>
          <text:p text:style-name="P16"><text:span text:style-name="Strong_20_Emphasis"><text:span text:style-name="T3">Protected Access Modifier</text:span></text:span></text:p>
        </text:list-item>
        <text:list-item>
          <text:p text:style-name="P16"><text:span text:style-name="Strong_20_Emphasis"><text:span text:style-name="T3">Private Access Modifier</text:span></text:span></text:p>
        </text:list-item>
      </text:list>
      <text:h text:style-name="P2" text:outline-level="2">Public Access Modifier:</text:h>
      <text:p text:style-name="P14">The members of a class that are declared public are easily accessible from any part of the program. All data members and member functions of a class are public by default. </text:p>
      <text:section text:style-name="Sect1" text:name="GFG_AD_gfg_mobile_336x280">
        <text:p text:style-name="P13"/>
      </text:section>
      <text:list xml:id="list1387243022" text:style-name="L3">
        <text:list-item>
          <text:p text:style-name="P17"><text:bookmark text:name="tablist1-tab1"/>Python3</text:p>
        </text:list-item>
      </text:list>
      <text:section text:style-name="Sect1" text:name="tablist1-panel1">
        <text:p text:style-name="P8"><text:bookmark text:name="copy-code-button"/><text:bookmark text:name="run-and-edit-button"/><text:bookmark text:name="run-code-button"/></text:p>
        <text:section text:style-name="Sect2" text:name="highlighter_132714">
          <table:table table:name="Table1" table:style-name="Table1">
            <table:table-column table:style-name="Table1.A"/>
            <table:table-row table:style-name="TableLine93984489147424">
              <table:table-cell table:style-name="Table1.A1" office:value-type="string">
                <text:p text:style-name="P5"><text:span text:style-name="Source_20_Text"><text:span text:style-name="T6"># program to illustrate public access modifier in a class</text:span></text:span></text:p>
                <text:p text:style-name="P6"> </text:p>
                <text:p text:style-name="P5"><text:span text:style-name="Source_20_Text"><text:span text:style-name="T7">class</text:span></text:span><text:span text:style-name="T8"> </text:span><text:span text:style-name="Source_20_Text"><text:span text:style-name="T10">bala:</text:span></text:span></text:p>
                <text:p text:style-name="P5"><text:span text:style-name="Source_20_Text"><text:span text:style-name="T11">     </text:span></text:span><text:span text:style-name="T11"> </text:span></text:p>
                <text:p text:style-name="P5"><text:span text:style-name="Source_20_Text"><text:span text:style-name="T11">     </text:span></text:span><text:span text:style-name="Source_20_Text"><text:span text:style-name="T6"># constructor</text:span></text:span></text:p>
                <text:p text:style-name="P5"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__init__(</text:span></text:span><text:span text:style-name="Source_20_Text"><text:span text:style-name="T12">self</text:span></text:span><text:span text:style-name="Source_20_Text"><text:span text:style-name="T10">, name, age):</text:span></text:span></text:p>
                <text:p text:style-name="P5"><text:span text:style-name="Source_20_Text"><text:span text:style-name="T11">          </text:span></text:span><text:span text:style-name="T11"> </text:span></text:p>
                <text:p text:style-name="P5"><text:soft-page-break/><text:span text:style-name="Source_20_Text"><text:span text:style-name="T11">           </text:span></text:span><text:span text:style-name="Source_20_Text"><text:span text:style-name="T6"># public data members</text:span></text:span></text:p>
                <text:p text:style-name="P5"><text:span text:style-name="Source_20_Text"><text:span text:style-name="T11">           </text:span></text:span><text:span text:style-name="Source_20_Text"><text:span text:style-name="T12">self</text:span></text:span><text:span text:style-name="Source_20_Text"><text:span text:style-name="T10">.balaName </text:span></text:span><text:span text:style-name="Source_20_Text"><text:span text:style-name="T7">=</text:span></text:span><text:span text:style-name="T8"> </text:span><text:span text:style-name="Source_20_Text"><text:span text:style-name="T10">name</text:span></text:span></text:p>
                <text:p text:style-name="P5"><text:span text:style-name="Source_20_Text"><text:span text:style-name="T11">           </text:span></text:span><text:span text:style-name="Source_20_Text"><text:span text:style-name="T12">self</text:span></text:span><text:span text:style-name="Source_20_Text"><text:span text:style-name="T10">.balaAge </text:span></text:span><text:span text:style-name="Source_20_Text"><text:span text:style-name="T7">=</text:span></text:span><text:span text:style-name="T8"> </text:span><text:span text:style-name="Source_20_Text"><text:span text:style-name="T10">age</text:span></text:span></text:p>
                <text:p text:style-name="P6"> </text:p>
                <text:p text:style-name="P5"><text:span text:style-name="Source_20_Text"><text:span text:style-name="T11">     </text:span></text:span><text:span text:style-name="Source_20_Text"><text:span text:style-name="T6"># public member function     </text:span></text:span></text:p>
                <text:p text:style-name="P5"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displayAge(</text:span></text:span><text:span text:style-name="Source_20_Text"><text:span text:style-name="T12">self</text:span></text:span><text:span text:style-name="Source_20_Text"><text:span text:style-name="T10">):</text:span></text:span></text:p>
                <text:p text:style-name="P5"><text:span text:style-name="Source_20_Text"><text:span text:style-name="T11">          </text:span></text:span><text:span text:style-name="T11"> </text:span></text:p>
                <text:p text:style-name="P5"><text:span text:style-name="Source_20_Text"><text:span text:style-name="T11">           </text:span></text:span><text:span text:style-name="Source_20_Text"><text:span text:style-name="T6"># accessing public data member</text:span></text:span></text:p>
                <text:p text:style-name="P5"><text:span text:style-name="Source_20_Text"><text:span text:style-name="T11">           </text:span></text:span><text:span text:style-name="Source_20_Text"><text:span text:style-name="T13">print</text:span></text:span><text:span text:style-name="Source_20_Text"><text:span text:style-name="T10">(</text:span></text:span><text:span text:style-name="Source_20_Text"><text:span text:style-name="T14">"Age: "</text:span></text:span><text:span text:style-name="Source_20_Text"><text:span text:style-name="T10">, </text:span></text:span><text:span text:style-name="Source_20_Text"><text:span text:style-name="T12">self</text:span></text:span><text:span text:style-name="Source_20_Text"><text:span text:style-name="T10">.balaAge)</text:span></text:span></text:p>
                <text:p text:style-name="P6"> </text:p>
                <text:p text:style-name="P5"><text:span text:style-name="Source_20_Text"><text:span text:style-name="T6"># creating object of the class</text:span></text:span></text:p>
                <text:p text:style-name="P5"><text:span text:style-name="Source_20_Text"><text:span text:style-name="T10">obj </text:span></text:span><text:span text:style-name="Source_20_Text"><text:span text:style-name="T7">=</text:span></text:span><text:span text:style-name="T8"> </text:span><text:span text:style-name="Source_20_Text"><text:span text:style-name="T10">bala(</text:span></text:span><text:span text:style-name="Source_20_Text"><text:span text:style-name="T14">"R2J"</text:span></text:span><text:span text:style-name="Source_20_Text"><text:span text:style-name="T10">, </text:span></text:span><text:span text:style-name="Source_20_Text"><text:span text:style-name="T15">20</text:span></text:span><text:span text:style-name="Source_20_Text"><text:span text:style-name="T10">)</text:span></text:span></text:p>
                <text:p text:style-name="P6"> </text:p>
                <text:p text:style-name="P5"><text:span text:style-name="Source_20_Text"><text:span text:style-name="T6"># accessing public data member</text:span></text:span></text:p>
                <text:p text:style-name="P5"><text:span text:style-name="Source_20_Text"><text:span text:style-name="T7">print</text:span></text:span><text:span text:style-name="Source_20_Text"><text:span text:style-name="T10">(</text:span></text:span><text:span text:style-name="Source_20_Text"><text:span text:style-name="T14">"Name: "</text:span></text:span><text:span text:style-name="Source_20_Text"><text:span text:style-name="T10">, obj.balaName)</text:span></text:span></text:p>
                <text:p text:style-name="P6"> </text:p>
                <text:p text:style-name="P5"><text:span text:style-name="Source_20_Text"><text:span text:style-name="T6"># calling public member function of the class</text:span></text:span></text:p>
                <text:p text:style-name="P5"><text:span text:style-name="Source_20_Text"><text:span text:style-name="T10">obj.displayAge()</text:span></text:span></text:p>
              </table:table-cell>
            </table:table-row>
          </table:table>
          <text:p text:style-name="P7"/>
        </text:section>
      </text:section>
      <text:p text:style-name="P8"><text:span text:style-name="Strong_20_Emphasis"><text:span text:style-name="T5">Output:</text:span></text:span><text:span text:style-name="T5"> </text:span></text:p>
      <text:p text:style-name="P3">Name: <text:s/>R2J</text:p>
      <text:p text:style-name="P4">Age: <text:s/>20</text:p>
      <text:p text:style-name="P15"> </text:p>
      <text:p text:style-name="P14">In the above program, balaName and balaAge are public data members and displayAge() method is a public member function of the class bala. These data members of the class bala can be accessed from anywhere in the program.</text:p>
      <text:h text:style-name="P2" text:outline-level="2">Protected Access Modifier:</text:h>
      <text:p text:style-name="P14">The members of a class that are declared protected are only accessible to a class derived from it. Data members of a class are declared protected by adding a single underscore ‘_’ symbol before the data member of that class. </text:p>
      <text:list xml:id="list3418633016" text:style-name="L4">
        <text:list-item>
          <text:p text:style-name="P18"><text:bookmark text:name="tablist2-tab1"/>Python3</text:p>
        </text:list-item>
      </text:list>
      <text:section text:style-name="Sect1" text:name="tablist2-panel1">
        <text:p text:style-name="P8"><text:bookmark text:name="copy-code-button1"/><text:bookmark text:name="run-and-edit-button1"/><text:bookmark text:name="run-code-button1"/></text:p>
        <text:section text:style-name="Sect2" text:name="highlighter_931532">
          <table:table table:name="Table2" table:style-name="Table2">
            <table:table-column table:style-name="Table2.A"/>
            <table:table-row table:style-name="TableLine93984421356320">
              <table:table-cell table:style-name="Table2.A1" office:value-type="string">
                <text:p text:style-name="P5"><text:span text:style-name="Source_20_Text"><text:span text:style-name="T6"># program to illustrate protected access modifier in a class</text:span></text:span></text:p>
                <text:p text:style-name="P6"> </text:p>
                <text:p text:style-name="P5"><text:span text:style-name="Source_20_Text"><text:span text:style-name="T6"># super class</text:span></text:span></text:p>
                <text:p text:style-name="P5"><text:soft-page-break/><text:span text:style-name="Source_20_Text"><text:span text:style-name="T7">class</text:span></text:span><text:span text:style-name="T8"> </text:span><text:span text:style-name="Source_20_Text"><text:span text:style-name="T10">Student:</text:span></text:span></text:p>
                <text:p text:style-name="P5"><text:span text:style-name="Source_20_Text"><text:span text:style-name="T11">   </text:span></text:span><text:span text:style-name="T11"> </text:span></text:p>
                <text:p text:style-name="P5"><text:span text:style-name="Source_20_Text"><text:span text:style-name="T11">     </text:span></text:span><text:span text:style-name="Source_20_Text"><text:span text:style-name="T6"># protected data members</text:span></text:span></text:p>
                <text:p text:style-name="P5"><text:span text:style-name="Source_20_Text"><text:span text:style-name="T11">     </text:span></text:span><text:span text:style-name="Source_20_Text"><text:span text:style-name="T10">_name </text:span></text:span><text:span text:style-name="Source_20_Text"><text:span text:style-name="T7">=</text:span></text:span><text:span text:style-name="T8"> </text:span><text:span text:style-name="Source_20_Text"><text:span text:style-name="T12">None</text:span></text:span></text:p>
                <text:p text:style-name="P5"><text:span text:style-name="Source_20_Text"><text:span text:style-name="T11">     </text:span></text:span><text:span text:style-name="Source_20_Text"><text:span text:style-name="T10">_roll </text:span></text:span><text:span text:style-name="Source_20_Text"><text:span text:style-name="T7">=</text:span></text:span><text:span text:style-name="T8"> </text:span><text:span text:style-name="Source_20_Text"><text:span text:style-name="T12">None</text:span></text:span></text:p>
                <text:p text:style-name="P5"><text:span text:style-name="Source_20_Text"><text:span text:style-name="T11">     </text:span></text:span><text:span text:style-name="Source_20_Text"><text:span text:style-name="T10">_branch </text:span></text:span><text:span text:style-name="Source_20_Text"><text:span text:style-name="T7">=</text:span></text:span><text:span text:style-name="T8"> </text:span><text:span text:style-name="Source_20_Text"><text:span text:style-name="T12">None</text:span></text:span></text:p>
                <text:p text:style-name="P5"><text:span text:style-name="Source_20_Text"><text:span text:style-name="T11">   </text:span></text:span><text:span text:style-name="T11"> </text:span></text:p>
                <text:p text:style-name="P5"><text:span text:style-name="Source_20_Text"><text:span text:style-name="T11">     </text:span></text:span><text:span text:style-name="Source_20_Text"><text:span text:style-name="T6"># constructor</text:span></text:span></text:p>
                <text:p text:style-name="P5"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__init__(</text:span></text:span><text:span text:style-name="Source_20_Text"><text:span text:style-name="T12">self</text:span></text:span><text:span text:style-name="Source_20_Text"><text:span text:style-name="T10">, name, roll, branch): </text:span></text:span></text:p>
                <text:p text:style-name="P5"><text:span text:style-name="Source_20_Text"><text:span text:style-name="T11">          </text:span></text:span><text:span text:style-name="Source_20_Text"><text:span text:style-name="T12">self</text:span></text:span><text:span text:style-name="Source_20_Text"><text:span text:style-name="T10">._name </text:span></text:span><text:span text:style-name="Source_20_Text"><text:span text:style-name="T7">=</text:span></text:span><text:span text:style-name="T8"> </text:span><text:span text:style-name="Source_20_Text"><text:span text:style-name="T10">name</text:span></text:span></text:p>
                <text:p text:style-name="P5"><text:span text:style-name="Source_20_Text"><text:span text:style-name="T11">          </text:span></text:span><text:span text:style-name="Source_20_Text"><text:span text:style-name="T12">self</text:span></text:span><text:span text:style-name="Source_20_Text"><text:span text:style-name="T10">._roll </text:span></text:span><text:span text:style-name="Source_20_Text"><text:span text:style-name="T7">=</text:span></text:span><text:span text:style-name="T8"> </text:span><text:span text:style-name="Source_20_Text"><text:span text:style-name="T10">roll</text:span></text:span></text:p>
                <text:p text:style-name="P5"><text:span text:style-name="Source_20_Text"><text:span text:style-name="T11">          </text:span></text:span><text:span text:style-name="Source_20_Text"><text:span text:style-name="T12">self</text:span></text:span><text:span text:style-name="Source_20_Text"><text:span text:style-name="T10">._branch </text:span></text:span><text:span text:style-name="Source_20_Text"><text:span text:style-name="T7">=</text:span></text:span><text:span text:style-name="T8"> </text:span><text:span text:style-name="Source_20_Text"><text:span text:style-name="T10">branch</text:span></text:span></text:p>
                <text:p text:style-name="P5"><text:span text:style-name="Source_20_Text"><text:span text:style-name="T11">   </text:span></text:span><text:span text:style-name="T11"> </text:span></text:p>
                <text:p text:style-name="P5"><text:span text:style-name="Source_20_Text"><text:span text:style-name="T11">     </text:span></text:span><text:span text:style-name="Source_20_Text"><text:span text:style-name="T6"># protected member function  </text:span></text:span></text:p>
                <text:p text:style-name="P5"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_displayRollAndBranch(</text:span></text:span><text:span text:style-name="Source_20_Text"><text:span text:style-name="T12">self</text:span></text:span><text:span text:style-name="Source_20_Text"><text:span text:style-name="T10">):</text:span></text:span></text:p>
                <text:p text:style-name="P6"> </text:p>
                <text:p text:style-name="P5"><text:span text:style-name="Source_20_Text"><text:span text:style-name="T11">          </text:span></text:span><text:span text:style-name="Source_20_Text"><text:span text:style-name="T6"># accessing protected data members</text:span></text:span></text:p>
                <text:p text:style-name="P5"><text:span text:style-name="Source_20_Text"><text:span text:style-name="T11">          </text:span></text:span><text:span text:style-name="Source_20_Text"><text:span text:style-name="T13">print</text:span></text:span><text:span text:style-name="Source_20_Text"><text:span text:style-name="T10">(</text:span></text:span><text:span text:style-name="Source_20_Text"><text:span text:style-name="T14">"Roll: "</text:span></text:span><text:span text:style-name="Source_20_Text"><text:span text:style-name="T10">, </text:span></text:span><text:span text:style-name="Source_20_Text"><text:span text:style-name="T12">self</text:span></text:span><text:span text:style-name="Source_20_Text"><text:span text:style-name="T10">._roll)</text:span></text:span></text:p>
                <text:p text:style-name="P5"><text:span text:style-name="Source_20_Text"><text:span text:style-name="T11">          </text:span></text:span><text:span text:style-name="Source_20_Text"><text:span text:style-name="T13">print</text:span></text:span><text:span text:style-name="Source_20_Text"><text:span text:style-name="T10">(</text:span></text:span><text:span text:style-name="Source_20_Text"><text:span text:style-name="T14">"Branch: "</text:span></text:span><text:span text:style-name="Source_20_Text"><text:span text:style-name="T10">, </text:span></text:span><text:span text:style-name="Source_20_Text"><text:span text:style-name="T12">self</text:span></text:span><text:span text:style-name="Source_20_Text"><text:span text:style-name="T10">._branch)</text:span></text:span></text:p>
                <text:p text:style-name="P6"> </text:p>
                <text:p text:style-name="P6"> </text:p>
                <text:p text:style-name="P5"><text:span text:style-name="Source_20_Text"><text:span text:style-name="T6"># derived class</text:span></text:span></text:p>
                <text:p text:style-name="P5"><text:span text:style-name="Source_20_Text"><text:span text:style-name="T7">class</text:span></text:span><text:span text:style-name="T8"> </text:span><text:span text:style-name="Source_20_Text"><text:span text:style-name="T10">bala(Student):</text:span></text:span></text:p>
                <text:p text:style-name="P6"> </text:p>
                <text:p text:style-name="P5"><text:span text:style-name="Source_20_Text"><text:span text:style-name="T11">       </text:span></text:span><text:span text:style-name="Source_20_Text"><text:span text:style-name="T6"># constructor</text:span></text:span></text:p>
                <text:p text:style-name="P5"><text:span text:style-name="Source_20_Text"><text:span text:style-name="T11">       </text:span></text:span><text:span text:style-name="Source_20_Text"><text:span text:style-name="T7">def</text:span></text:span><text:span text:style-name="T8"> </text:span><text:span text:style-name="Source_20_Text"><text:span text:style-name="T10">__init__(</text:span></text:span><text:span text:style-name="Source_20_Text"><text:span text:style-name="T12">self</text:span></text:span><text:span text:style-name="Source_20_Text"><text:span text:style-name="T10">, name, roll, branch):</text:span></text:span></text:p>
                <text:p text:style-name="P5"><text:span text:style-name="Source_20_Text"><text:span text:style-name="T11">                </text:span></text:span><text:span text:style-name="Source_20_Text"><text:span text:style-name="T10">Student.__init__(</text:span></text:span><text:span text:style-name="Source_20_Text"><text:span text:style-name="T12">self</text:span></text:span><text:span text:style-name="Source_20_Text"><text:span text:style-name="T10">, name, roll, branch)</text:span></text:span></text:p>
                <text:p text:style-name="P5"><text:span text:style-name="Source_20_Text"><text:span text:style-name="T11">        </text:span></text:span><text:span text:style-name="T11"> </text:span></text:p>
                <text:p text:style-name="P5"><text:span text:style-name="Source_20_Text"><text:span text:style-name="T11">       </text:span></text:span><text:span text:style-name="Source_20_Text"><text:span text:style-name="T6"># public member function</text:span></text:span></text:p>
                <text:p text:style-name="P5"><text:span text:style-name="Source_20_Text"><text:span text:style-name="T11">       </text:span></text:span><text:span text:style-name="Source_20_Text"><text:span text:style-name="T7">def</text:span></text:span><text:span text:style-name="T8"> </text:span><text:span text:style-name="Source_20_Text"><text:span text:style-name="T10">displayDetails(</text:span></text:span><text:span text:style-name="Source_20_Text"><text:span text:style-name="T12">self</text:span></text:span><text:span text:style-name="Source_20_Text"><text:span text:style-name="T10">):</text:span></text:span></text:p>
                <text:p text:style-name="P5"><text:span text:style-name="Source_20_Text"><text:span text:style-name="T11">                  </text:span></text:span><text:span text:style-name="T11"> </text:span></text:p>
                <text:p text:style-name="P5"><text:span text:style-name="Source_20_Text"><text:span text:style-name="T11">                 </text:span></text:span><text:span text:style-name="Source_20_Text"><text:span text:style-name="T6"># accessing protected data members of super class</text:span></text:span></text:p>
                <text:p text:style-name="P5"><text:span text:style-name="Source_20_Text"><text:span text:style-name="T11">                </text:span></text:span><text:span text:style-name="Source_20_Text"><text:span text:style-name="T7">print</text:span></text:span><text:span text:style-name="Source_20_Text"><text:span text:style-name="T10">(</text:span></text:span><text:span text:style-name="Source_20_Text"><text:span text:style-name="T14">"Name: "</text:span></text:span><text:span text:style-name="Source_20_Text"><text:span text:style-name="T10">, </text:span></text:span><text:span text:style-name="Source_20_Text"><text:span text:style-name="T12">self</text:span></text:span><text:span text:style-name="Source_20_Text"><text:span text:style-name="T10">._name)</text:span></text:span></text:p>
                <text:p text:style-name="P5"><text:span text:style-name="Source_20_Text"><text:span text:style-name="T11">                  </text:span></text:span><text:span text:style-name="T11"> </text:span></text:p>
                <text:p text:style-name="P5"><text:span text:style-name="Source_20_Text"><text:span text:style-name="T11">                 </text:span></text:span><text:span text:style-name="Source_20_Text"><text:span text:style-name="T6"># accessing protected member functions of super class</text:span></text:span></text:p>
                <text:p text:style-name="P5"><text:span text:style-name="Source_20_Text"><text:span text:style-name="T11">                </text:span></text:span><text:span text:style-name="Source_20_Text"><text:span text:style-name="T12">self</text:span></text:span><text:span text:style-name="Source_20_Text"><text:span text:style-name="T10">._displayRollAndBranch()</text:span></text:span></text:p>
                <text:p text:style-name="P6"> </text:p>
                <text:p text:style-name="P5"><text:span text:style-name="Source_20_Text"><text:span text:style-name="T6"># creating objects of the derived class       </text:span></text:span></text:p>
                <text:p text:style-name="P5"><text:span text:style-name="Source_20_Text"><text:span text:style-name="T10">obj </text:span></text:span><text:span text:style-name="Source_20_Text"><text:span text:style-name="T7">=</text:span></text:span><text:span text:style-name="T8"> </text:span><text:span text:style-name="Source_20_Text"><text:span text:style-name="T10">bala(</text:span></text:span><text:span text:style-name="Source_20_Text"><text:span text:style-name="T14">"R2J"</text:span></text:span><text:span text:style-name="Source_20_Text"><text:span text:style-name="T10">, </text:span></text:span><text:span text:style-name="Source_20_Text"><text:span text:style-name="T15">1706256</text:span></text:span><text:span text:style-name="Source_20_Text"><text:span text:style-name="T10">, </text:span></text:span><text:span text:style-name="Source_20_Text"><text:span text:style-name="T14">"Information Technology"</text:span></text:span><text:span text:style-name="Source_20_Text"><text:span text:style-name="T10">)</text:span></text:span></text:p>
                <text:p text:style-name="P6"> </text:p>
                <text:p text:style-name="P5"><text:span text:style-name="Source_20_Text"><text:span text:style-name="T6"># calling public member functions of the class</text:span></text:span></text:p>
                <text:p text:style-name="P5"><text:span text:style-name="Source_20_Text"><text:span text:style-name="T10">obj.displayDetails()</text:span></text:span></text:p>
              </table:table-cell>
            </table:table-row>
          </table:table>
          <text:p text:style-name="P7"/>
        </text:section>
      </text:section>
      <text:p text:style-name="P8"><text:span text:style-name="Strong_20_Emphasis"><text:span text:style-name="T5">Output:</text:span></text:span><text:span text:style-name="T5"> </text:span></text:p>
      <text:p text:style-name="P3">Name: <text:s/>R2J</text:p>
      <text:p text:style-name="P4">Roll: <text:s/>1706256</text:p>
      <text:p text:style-name="P4">Branch: <text:s/>Information Technology</text:p>
      <text:p text:style-name="P15"><text:soft-page-break/> </text:p>
      <text:p text:style-name="P14">In the above program, _name, _roll, and _branch are protected data members and _displayRollAndBranch() method is a protected method of the super class Student. The displayDetails() method is a public member function of the class bala which is derived from the Student class, the displayDetails() method in bala class accesses the protected data members of the Student class. </text:p>
      <text:h text:style-name="P2" text:outline-level="2">Private Access Modifier:</text:h>
      <text:p text:style-name="P14">The members of a class that are declared private are accessible within the class only, private access modifier is the most secure access modifier. Data members of a class are declared private by adding a double underscore ‘__’ symbol before the data member of that class. </text:p>
      <text:list xml:id="list1002486479" text:style-name="L5">
        <text:list-item>
          <text:p text:style-name="P19"><text:bookmark text:name="tablist3-tab1"/>Python3</text:p>
        </text:list-item>
      </text:list>
      <text:section text:style-name="Sect1" text:name="tablist3-panel1">
        <text:p text:style-name="P8"><text:bookmark text:name="copy-code-button2"/><text:bookmark text:name="run-and-edit-button2"/><text:bookmark text:name="run-code-button2"/></text:p>
        <text:section text:style-name="Sect2" text:name="highlighter_324072">
          <table:table table:name="Table3" table:style-name="Table3">
            <table:table-column table:style-name="Table3.A"/>
            <table:table-row table:style-name="TableLine93984420591968">
              <table:table-cell table:style-name="Table3.A1" office:value-type="string">
                <text:p text:style-name="P5"><text:span text:style-name="Source_20_Text"><text:span text:style-name="T6"># program to illustrate private access modifier in a class</text:span></text:span></text:p>
                <text:p text:style-name="P6"> </text:p>
                <text:p text:style-name="P5"><text:span text:style-name="Source_20_Text"><text:span text:style-name="T7">class</text:span></text:span><text:span text:style-name="T8"> </text:span><text:span text:style-name="Source_20_Text"><text:span text:style-name="T10">bala:</text:span></text:span></text:p>
                <text:p text:style-name="P5"><text:span text:style-name="Source_20_Text"><text:span text:style-name="T11">   </text:span></text:span><text:span text:style-name="T11"> </text:span></text:p>
                <text:p text:style-name="P5"><text:span text:style-name="Source_20_Text"><text:span text:style-name="T11">     </text:span></text:span><text:span text:style-name="Source_20_Text"><text:span text:style-name="T6"># private members</text:span></text:span></text:p>
                <text:p text:style-name="P5"><text:span text:style-name="Source_20_Text"><text:span text:style-name="T11">     </text:span></text:span><text:span text:style-name="Source_20_Text"><text:span text:style-name="T10">__name </text:span></text:span><text:span text:style-name="Source_20_Text"><text:span text:style-name="T7">=</text:span></text:span><text:span text:style-name="T8"> </text:span><text:span text:style-name="Source_20_Text"><text:span text:style-name="T12">None</text:span></text:span></text:p>
                <text:p text:style-name="P5"><text:span text:style-name="Source_20_Text"><text:span text:style-name="T11">     </text:span></text:span><text:span text:style-name="Source_20_Text"><text:span text:style-name="T10">__roll </text:span></text:span><text:span text:style-name="Source_20_Text"><text:span text:style-name="T7">=</text:span></text:span><text:span text:style-name="T8"> </text:span><text:span text:style-name="Source_20_Text"><text:span text:style-name="T12">None</text:span></text:span></text:p>
                <text:p text:style-name="P5"><text:span text:style-name="Source_20_Text"><text:span text:style-name="T11">     </text:span></text:span><text:span text:style-name="Source_20_Text"><text:span text:style-name="T10">__branch </text:span></text:span><text:span text:style-name="Source_20_Text"><text:span text:style-name="T7">=</text:span></text:span><text:span text:style-name="T8"> </text:span><text:span text:style-name="Source_20_Text"><text:span text:style-name="T12">None</text:span></text:span></text:p>
                <text:p text:style-name="P6"> </text:p>
                <text:p text:style-name="P5"><text:span text:style-name="Source_20_Text"><text:span text:style-name="T11">     </text:span></text:span><text:span text:style-name="Source_20_Text"><text:span text:style-name="T6"># constructor</text:span></text:span></text:p>
                <text:p text:style-name="P5"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__init__(</text:span></text:span><text:span text:style-name="Source_20_Text"><text:span text:style-name="T12">self</text:span></text:span><text:span text:style-name="Source_20_Text"><text:span text:style-name="T10">, name, roll, branch): </text:span></text:span></text:p>
                <text:p text:style-name="P5"><text:span text:style-name="Source_20_Text"><text:span text:style-name="T11">          </text:span></text:span><text:span text:style-name="Source_20_Text"><text:span text:style-name="T12">self</text:span></text:span><text:span text:style-name="Source_20_Text"><text:span text:style-name="T10">.__name </text:span></text:span><text:span text:style-name="Source_20_Text"><text:span text:style-name="T7">=</text:span></text:span><text:span text:style-name="T8"> </text:span><text:span text:style-name="Source_20_Text"><text:span text:style-name="T10">name</text:span></text:span></text:p>
                <text:p text:style-name="P5"><text:span text:style-name="Source_20_Text"><text:span text:style-name="T11">          </text:span></text:span><text:span text:style-name="Source_20_Text"><text:span text:style-name="T12">self</text:span></text:span><text:span text:style-name="Source_20_Text"><text:span text:style-name="T10">.__roll </text:span></text:span><text:span text:style-name="Source_20_Text"><text:span text:style-name="T7">=</text:span></text:span><text:span text:style-name="T8"> </text:span><text:span text:style-name="Source_20_Text"><text:span text:style-name="T10">roll</text:span></text:span></text:p>
                <text:p text:style-name="P5"><text:span text:style-name="Source_20_Text"><text:span text:style-name="T11">          </text:span></text:span><text:span text:style-name="Source_20_Text"><text:span text:style-name="T12">self</text:span></text:span><text:span text:style-name="Source_20_Text"><text:span text:style-name="T10">.__branch </text:span></text:span><text:span text:style-name="Source_20_Text"><text:span text:style-name="T7">=</text:span></text:span><text:span text:style-name="T8"> </text:span><text:span text:style-name="Source_20_Text"><text:span text:style-name="T10">branch</text:span></text:span></text:p>
                <text:p text:style-name="P6"> </text:p>
                <text:p text:style-name="P5"><text:span text:style-name="Source_20_Text"><text:span text:style-name="T11">     </text:span></text:span><text:span text:style-name="Source_20_Text"><text:span text:style-name="T6"># private member function </text:span></text:span></text:p>
                <text:p text:style-name="P5"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__displayDetails(</text:span></text:span><text:span text:style-name="Source_20_Text"><text:span text:style-name="T12">self</text:span></text:span><text:span text:style-name="Source_20_Text"><text:span text:style-name="T10">):</text:span></text:span></text:p>
                <text:p text:style-name="P5"><text:span text:style-name="Source_20_Text"><text:span text:style-name="T11">          </text:span></text:span><text:span text:style-name="T11"> </text:span></text:p>
                <text:p text:style-name="P5"><text:span text:style-name="Source_20_Text"><text:span text:style-name="T11">           </text:span></text:span><text:span text:style-name="Source_20_Text"><text:span text:style-name="T6"># accessing private data members</text:span></text:span></text:p>
                <text:p text:style-name="P5"><text:span text:style-name="Source_20_Text"><text:span text:style-name="T11">           </text:span></text:span><text:span text:style-name="Source_20_Text"><text:span text:style-name="T13">print</text:span></text:span><text:span text:style-name="Source_20_Text"><text:span text:style-name="T10">(</text:span></text:span><text:span text:style-name="Source_20_Text"><text:span text:style-name="T14">"Name: "</text:span></text:span><text:span text:style-name="Source_20_Text"><text:span text:style-name="T10">, </text:span></text:span><text:span text:style-name="Source_20_Text"><text:span text:style-name="T12">self</text:span></text:span><text:span text:style-name="Source_20_Text"><text:span text:style-name="T10">.__name)</text:span></text:span></text:p>
                <text:p text:style-name="P5"><text:span text:style-name="Source_20_Text"><text:span text:style-name="T11">           </text:span></text:span><text:span text:style-name="Source_20_Text"><text:span text:style-name="T13">print</text:span></text:span><text:span text:style-name="Source_20_Text"><text:span text:style-name="T10">(</text:span></text:span><text:span text:style-name="Source_20_Text"><text:span text:style-name="T14">"Roll: "</text:span></text:span><text:span text:style-name="Source_20_Text"><text:span text:style-name="T10">, </text:span></text:span><text:span text:style-name="Source_20_Text"><text:span text:style-name="T12">self</text:span></text:span><text:span text:style-name="Source_20_Text"><text:span text:style-name="T10">.__roll)</text:span></text:span></text:p>
                <text:p text:style-name="P5"><text:span text:style-name="Source_20_Text"><text:span text:style-name="T11">           </text:span></text:span><text:span text:style-name="Source_20_Text"><text:span text:style-name="T13">print</text:span></text:span><text:span text:style-name="Source_20_Text"><text:span text:style-name="T10">(</text:span></text:span><text:span text:style-name="Source_20_Text"><text:span text:style-name="T14">"Branch: "</text:span></text:span><text:span text:style-name="Source_20_Text"><text:span text:style-name="T10">, </text:span></text:span><text:span text:style-name="Source_20_Text"><text:span text:style-name="T12">self</text:span></text:span><text:span text:style-name="Source_20_Text"><text:span text:style-name="T10">.__branch)</text:span></text:span></text:p>
                <text:p text:style-name="P5"><text:span text:style-name="Source_20_Text"><text:span text:style-name="T11">   </text:span></text:span><text:span text:style-name="T11"> </text:span></text:p>
                <text:p text:style-name="P5"><text:span text:style-name="Source_20_Text"><text:span text:style-name="T11">     </text:span></text:span><text:span text:style-name="Source_20_Text"><text:span text:style-name="T6"># public member function</text:span></text:span></text:p>
                <text:p text:style-name="P5"><text:soft-page-break/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accessPrivateFunction(</text:span></text:span><text:span text:style-name="Source_20_Text"><text:span text:style-name="T12">self</text:span></text:span><text:span text:style-name="Source_20_Text"><text:span text:style-name="T10">):</text:span></text:span></text:p>
                <text:p text:style-name="P5"><text:span text:style-name="Source_20_Text"><text:span text:style-name="T11">           </text:span></text:span><text:span text:style-name="T11"> </text:span></text:p>
                <text:p text:style-name="P5"><text:span text:style-name="Source_20_Text"><text:span text:style-name="T11">           </text:span></text:span><text:span text:style-name="Source_20_Text"><text:span text:style-name="T6"># accessing private member function</text:span></text:span></text:p>
                <text:p text:style-name="P5"><text:span text:style-name="Source_20_Text"><text:span text:style-name="T11">           </text:span></text:span><text:span text:style-name="Source_20_Text"><text:span text:style-name="T12">self</text:span></text:span><text:span text:style-name="Source_20_Text"><text:span text:style-name="T10">.__displayDetails() </text:span></text:span></text:p>
                <text:p text:style-name="P6"> </text:p>
                <text:p text:style-name="P5"><text:span text:style-name="Source_20_Text"><text:span text:style-name="T6"># creating object   </text:span></text:span></text:p>
                <text:p text:style-name="P5"><text:span text:style-name="Source_20_Text"><text:span text:style-name="T10">obj </text:span></text:span><text:span text:style-name="Source_20_Text"><text:span text:style-name="T7">=</text:span></text:span><text:span text:style-name="T8"> </text:span><text:span text:style-name="Source_20_Text"><text:span text:style-name="T10">bala(</text:span></text:span><text:span text:style-name="Source_20_Text"><text:span text:style-name="T14">"R2J"</text:span></text:span><text:span text:style-name="Source_20_Text"><text:span text:style-name="T10">, </text:span></text:span><text:span text:style-name="Source_20_Text"><text:span text:style-name="T15">1706256</text:span></text:span><text:span text:style-name="Source_20_Text"><text:span text:style-name="T10">, </text:span></text:span><text:span text:style-name="Source_20_Text"><text:span text:style-name="T14">"Information Technology"</text:span></text:span><text:span text:style-name="Source_20_Text"><text:span text:style-name="T10">)</text:span></text:span></text:p>
                <text:p text:style-name="P6"> </text:p>
                <text:p text:style-name="P5"><text:span text:style-name="Source_20_Text"><text:span text:style-name="T6"># calling public member function of the class</text:span></text:span></text:p>
                <text:p text:style-name="P5"><text:span text:style-name="Source_20_Text"><text:span text:style-name="T10">obj.accessPrivateFunction()</text:span></text:span></text:p>
              </table:table-cell>
            </table:table-row>
          </table:table>
          <text:p text:style-name="P7"/>
        </text:section>
      </text:section>
      <text:p text:style-name="P8"><text:span text:style-name="Strong_20_Emphasis"><text:span text:style-name="T5">Output:</text:span></text:span><text:span text:style-name="T5"> </text:span></text:p>
      <text:p text:style-name="P3">Name: <text:s/>R2J</text:p>
      <text:p text:style-name="P4">Roll: <text:s/>1706256</text:p>
      <text:p text:style-name="P4">Branch: <text:s/>Information Technology</text:p>
      <text:p text:style-name="P15"> </text:p>
      <text:p text:style-name="P14">In the above program, __name, __roll and __branch are private members, __displayDetails() method is a private member function (these can only be accessed within the class) and accessPrivateFunction() method is a public member function of the class bala which can be accessed from anywhere within the program. The accessPrivateFunction() method accesses the private members of the class bala.<text:line-break/> </text:p>
      <text:p text:style-name="P12"><text:span text:style-name="Strong_20_Emphasis"><text:span text:style-name="T3">Below is a program to illustrate the use of all the above three access modifiers (public, protected</text:span></text:span><text:span text:style-name="T3">,</text:span><text:span text:style-name="Strong_20_Emphasis"><text:span text:style-name="T3"> and private) of a class in Python:</text:span></text:span><text:span text:style-name="T3"> </text:span></text:p>
      <text:list xml:id="list774293397" text:style-name="L6">
        <text:list-item>
          <text:p text:style-name="P20"><text:bookmark text:name="tablist4-tab1"/>Python3</text:p>
        </text:list-item>
      </text:list>
      <text:section text:style-name="Sect1" text:name="tablist4-panel1">
        <text:p text:style-name="P8"><text:bookmark text:name="copy-code-button3"/><text:bookmark text:name="run-and-edit-button3"/><text:bookmark text:name="run-code-button3"/></text:p>
        <text:section text:style-name="Sect2" text:name="highlighter_279462">
          <table:table table:name="Table4" table:style-name="Table4">
            <table:table-column table:style-name="Table4.A"/>
            <table:table-row table:style-name="TableLine93984420577696">
              <table:table-cell table:style-name="Table4.A1" office:value-type="string">
                <text:p text:style-name="P5"><text:span text:style-name="Source_20_Text"><text:span text:style-name="T6"># program to illustrate access modifiers of a class</text:span></text:span></text:p>
                <text:p text:style-name="P6"> </text:p>
                <text:p text:style-name="P5"><text:span text:style-name="Source_20_Text"><text:span text:style-name="T6"># super class</text:span></text:span></text:p>
                <text:p text:style-name="P5"><text:span text:style-name="Source_20_Text"><text:span text:style-name="T7">class</text:span></text:span><text:span text:style-name="T8"> </text:span><text:span text:style-name="Source_20_Text"><text:span text:style-name="T13">Super</text:span></text:span><text:span text:style-name="Source_20_Text"><text:span text:style-name="T10">:</text:span></text:span></text:p>
                <text:p text:style-name="P5"><text:span text:style-name="Source_20_Text"><text:span text:style-name="T11">    </text:span></text:span><text:span text:style-name="T11"> </text:span></text:p>
                <text:p text:style-name="P5"><text:span text:style-name="Source_20_Text"><text:span text:style-name="T11">     </text:span></text:span><text:span text:style-name="Source_20_Text"><text:span text:style-name="T6"># public data member</text:span></text:span></text:p>
                <text:p text:style-name="P5"><text:span text:style-name="Source_20_Text"><text:span text:style-name="T11">     </text:span></text:span><text:span text:style-name="Source_20_Text"><text:span text:style-name="T10">var1 </text:span></text:span><text:span text:style-name="Source_20_Text"><text:span text:style-name="T7">=</text:span></text:span><text:span text:style-name="T8"> </text:span><text:span text:style-name="Source_20_Text"><text:span text:style-name="T12">None</text:span></text:span></text:p>
                <text:p text:style-name="P6"> </text:p>
                <text:p text:style-name="P5"><text:span text:style-name="Source_20_Text"><text:span text:style-name="T11">     </text:span></text:span><text:span text:style-name="Source_20_Text"><text:span text:style-name="T6"># protected data member</text:span></text:span></text:p>
                <text:p text:style-name="P5"><text:soft-page-break/><text:span text:style-name="Source_20_Text"><text:span text:style-name="T11">     </text:span></text:span><text:span text:style-name="Source_20_Text"><text:span text:style-name="T10">_var2 </text:span></text:span><text:span text:style-name="Source_20_Text"><text:span text:style-name="T7">=</text:span></text:span><text:span text:style-name="T8"> </text:span><text:span text:style-name="Source_20_Text"><text:span text:style-name="T12">None</text:span></text:span></text:p>
                <text:p text:style-name="P5"><text:span text:style-name="Source_20_Text"><text:span text:style-name="T11">     </text:span></text:span><text:span text:style-name="T11"> </text:span></text:p>
                <text:p text:style-name="P5"><text:span text:style-name="Source_20_Text"><text:span text:style-name="T11">     </text:span></text:span><text:span text:style-name="Source_20_Text"><text:span text:style-name="T6"># private data member</text:span></text:span></text:p>
                <text:p text:style-name="P5"><text:span text:style-name="Source_20_Text"><text:span text:style-name="T11">     </text:span></text:span><text:span text:style-name="Source_20_Text"><text:span text:style-name="T10">__var3 </text:span></text:span><text:span text:style-name="Source_20_Text"><text:span text:style-name="T7">=</text:span></text:span><text:span text:style-name="T8"> </text:span><text:span text:style-name="Source_20_Text"><text:span text:style-name="T12">None</text:span></text:span></text:p>
                <text:p text:style-name="P5"><text:span text:style-name="Source_20_Text"><text:span text:style-name="T11">    </text:span></text:span><text:span text:style-name="T11"> </text:span></text:p>
                <text:p text:style-name="P5"><text:span text:style-name="Source_20_Text"><text:span text:style-name="T11">     </text:span></text:span><text:span text:style-name="Source_20_Text"><text:span text:style-name="T6"># constructor</text:span></text:span></text:p>
                <text:p text:style-name="P5"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__init__(</text:span></text:span><text:span text:style-name="Source_20_Text"><text:span text:style-name="T12">self</text:span></text:span><text:span text:style-name="Source_20_Text"><text:span text:style-name="T10">, var1, var2, var3): </text:span></text:span></text:p>
                <text:p text:style-name="P5"><text:span text:style-name="Source_20_Text"><text:span text:style-name="T11">          </text:span></text:span><text:span text:style-name="Source_20_Text"><text:span text:style-name="T12">self</text:span></text:span><text:span text:style-name="Source_20_Text"><text:span text:style-name="T10">.var1 </text:span></text:span><text:span text:style-name="Source_20_Text"><text:span text:style-name="T7">=</text:span></text:span><text:span text:style-name="T8"> </text:span><text:span text:style-name="Source_20_Text"><text:span text:style-name="T10">var1</text:span></text:span></text:p>
                <text:p text:style-name="P5"><text:span text:style-name="Source_20_Text"><text:span text:style-name="T11">          </text:span></text:span><text:span text:style-name="Source_20_Text"><text:span text:style-name="T12">self</text:span></text:span><text:span text:style-name="Source_20_Text"><text:span text:style-name="T10">._var2 </text:span></text:span><text:span text:style-name="Source_20_Text"><text:span text:style-name="T7">=</text:span></text:span><text:span text:style-name="T8"> </text:span><text:span text:style-name="Source_20_Text"><text:span text:style-name="T10">var2</text:span></text:span></text:p>
                <text:p text:style-name="P5"><text:span text:style-name="Source_20_Text"><text:span text:style-name="T11">          </text:span></text:span><text:span text:style-name="Source_20_Text"><text:span text:style-name="T12">self</text:span></text:span><text:span text:style-name="Source_20_Text"><text:span text:style-name="T10">.__var3 </text:span></text:span><text:span text:style-name="Source_20_Text"><text:span text:style-name="T7">=</text:span></text:span><text:span text:style-name="T8"> </text:span><text:span text:style-name="Source_20_Text"><text:span text:style-name="T10">var3</text:span></text:span></text:p>
                <text:p text:style-name="P5"><text:span text:style-name="Source_20_Text"><text:span text:style-name="T11">    </text:span></text:span><text:span text:style-name="T11"> </text:span></text:p>
                <text:p text:style-name="P5"><text:span text:style-name="Source_20_Text"><text:span text:style-name="T11">    </text:span></text:span><text:span text:style-name="Source_20_Text"><text:span text:style-name="T6"># public member function  </text:span></text:span></text:p>
                <text:p text:style-name="P5"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displayPublicMembers(</text:span></text:span><text:span text:style-name="Source_20_Text"><text:span text:style-name="T12">self</text:span></text:span><text:span text:style-name="Source_20_Text"><text:span text:style-name="T10">):</text:span></text:span></text:p>
                <text:p text:style-name="P5"><text:span text:style-name="Source_20_Text"><text:span text:style-name="T11"> </text:span></text:span><text:span text:style-name="T11"> </text:span></text:p>
                <text:p text:style-name="P5"><text:span text:style-name="Source_20_Text"><text:span text:style-name="T11">          </text:span></text:span><text:span text:style-name="Source_20_Text"><text:span text:style-name="T6"># accessing public data members</text:span></text:span></text:p>
                <text:p text:style-name="P5"><text:span text:style-name="Source_20_Text"><text:span text:style-name="T11">          </text:span></text:span><text:span text:style-name="Source_20_Text"><text:span text:style-name="T7">print</text:span></text:span><text:span text:style-name="Source_20_Text"><text:span text:style-name="T10">(</text:span></text:span><text:span text:style-name="Source_20_Text"><text:span text:style-name="T14">"Public Data Member: "</text:span></text:span><text:span text:style-name="Source_20_Text"><text:span text:style-name="T10">, </text:span></text:span><text:span text:style-name="Source_20_Text"><text:span text:style-name="T12">self</text:span></text:span><text:span text:style-name="Source_20_Text"><text:span text:style-name="T10">.var1)</text:span></text:span></text:p>
                <text:p text:style-name="P5"><text:span text:style-name="Source_20_Text"><text:span text:style-name="T11">       </text:span></text:span><text:span text:style-name="T11"> </text:span></text:p>
                <text:p text:style-name="P5"><text:span text:style-name="Source_20_Text"><text:span text:style-name="T11">     </text:span></text:span><text:span text:style-name="Source_20_Text"><text:span text:style-name="T6"># protected member function  </text:span></text:span></text:p>
                <text:p text:style-name="P5"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_displayProtectedMembers(</text:span></text:span><text:span text:style-name="Source_20_Text"><text:span text:style-name="T12">self</text:span></text:span><text:span text:style-name="Source_20_Text"><text:span text:style-name="T10">):</text:span></text:span></text:p>
                <text:p text:style-name="P5"><text:span text:style-name="Source_20_Text"><text:span text:style-name="T11"> </text:span></text:span><text:span text:style-name="T11"> </text:span></text:p>
                <text:p text:style-name="P5"><text:span text:style-name="Source_20_Text"><text:span text:style-name="T11">          </text:span></text:span><text:span text:style-name="Source_20_Text"><text:span text:style-name="T6"># accessing protected data members</text:span></text:span></text:p>
                <text:p text:style-name="P5"><text:span text:style-name="Source_20_Text"><text:span text:style-name="T11">          </text:span></text:span><text:span text:style-name="Source_20_Text"><text:span text:style-name="T7">print</text:span></text:span><text:span text:style-name="Source_20_Text"><text:span text:style-name="T10">(</text:span></text:span><text:span text:style-name="Source_20_Text"><text:span text:style-name="T14">"Protected Data Member: "</text:span></text:span><text:span text:style-name="Source_20_Text"><text:span text:style-name="T10">, </text:span></text:span><text:span text:style-name="Source_20_Text"><text:span text:style-name="T12">self</text:span></text:span><text:span text:style-name="Source_20_Text"><text:span text:style-name="T10">._var2)</text:span></text:span></text:p>
                <text:p text:style-name="P5"><text:span text:style-name="Source_20_Text"><text:span text:style-name="T11">     </text:span></text:span><text:span text:style-name="T11"> </text:span></text:p>
                <text:p text:style-name="P5"><text:span text:style-name="Source_20_Text"><text:span text:style-name="T11">     </text:span></text:span><text:span text:style-name="Source_20_Text"><text:span text:style-name="T6"># private member function  </text:span></text:span></text:p>
                <text:p text:style-name="P5"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__displayPrivateMembers(</text:span></text:span><text:span text:style-name="Source_20_Text"><text:span text:style-name="T12">self</text:span></text:span><text:span text:style-name="Source_20_Text"><text:span text:style-name="T10">):</text:span></text:span></text:p>
                <text:p text:style-name="P5"><text:span text:style-name="Source_20_Text"><text:span text:style-name="T11"> </text:span></text:span><text:span text:style-name="T11"> </text:span></text:p>
                <text:p text:style-name="P5"><text:span text:style-name="Source_20_Text"><text:span text:style-name="T11">          </text:span></text:span><text:span text:style-name="Source_20_Text"><text:span text:style-name="T6"># accessing private data members</text:span></text:span></text:p>
                <text:p text:style-name="P5"><text:span text:style-name="Source_20_Text"><text:span text:style-name="T11">          </text:span></text:span><text:span text:style-name="Source_20_Text"><text:span text:style-name="T7">print</text:span></text:span><text:span text:style-name="Source_20_Text"><text:span text:style-name="T10">(</text:span></text:span><text:span text:style-name="Source_20_Text"><text:span text:style-name="T14">"Private Data Member: "</text:span></text:span><text:span text:style-name="Source_20_Text"><text:span text:style-name="T10">, </text:span></text:span><text:span text:style-name="Source_20_Text"><text:span text:style-name="T12">self</text:span></text:span><text:span text:style-name="Source_20_Text"><text:span text:style-name="T10">.__var3)</text:span></text:span></text:p>
                <text:p text:style-name="P6"> </text:p>
                <text:p text:style-name="P5"><text:span text:style-name="Source_20_Text"><text:span text:style-name="T11">     </text:span></text:span><text:span text:style-name="Source_20_Text"><text:span text:style-name="T6"># public member function</text:span></text:span></text:p>
                <text:p text:style-name="P5"><text:span text:style-name="Source_20_Text"><text:span text:style-name="T11">     </text:span></text:span><text:span text:style-name="Source_20_Text"><text:span text:style-name="T7">def</text:span></text:span><text:span text:style-name="T8"> </text:span><text:span text:style-name="Source_20_Text"><text:span text:style-name="T10">accessPrivateMembers(</text:span></text:span><text:span text:style-name="Source_20_Text"><text:span text:style-name="T12">self</text:span></text:span><text:span text:style-name="Source_20_Text"><text:span text:style-name="T10">):    </text:span></text:span></text:p>
                <text:p text:style-name="P5"><text:span text:style-name="Source_20_Text"><text:span text:style-name="T11">          </text:span></text:span><text:span text:style-name="T11"> </text:span></text:p>
                <text:p text:style-name="P5"><text:span text:style-name="Source_20_Text"><text:span text:style-name="T11">          </text:span></text:span><text:span text:style-name="Source_20_Text"><text:span text:style-name="T6"># accessing private member function</text:span></text:span></text:p>
                <text:p text:style-name="P5"><text:span text:style-name="Source_20_Text"><text:span text:style-name="T11">          </text:span></text:span><text:span text:style-name="Source_20_Text"><text:span text:style-name="T12">self</text:span></text:span><text:span text:style-name="Source_20_Text"><text:span text:style-name="T10">.__displayPrivateMembers()</text:span></text:span></text:p>
                <text:p text:style-name="P5"><text:span text:style-name="Source_20_Text"><text:span text:style-name="T11"> </text:span></text:span><text:span text:style-name="T11"> </text:span></text:p>
                <text:p text:style-name="P5"><text:span text:style-name="Source_20_Text"><text:span text:style-name="T6"># derived class</text:span></text:span></text:p>
                <text:p text:style-name="P5"><text:span text:style-name="Source_20_Text"><text:span text:style-name="T7">class</text:span></text:span><text:span text:style-name="T8"> </text:span><text:span text:style-name="Source_20_Text"><text:span text:style-name="T10">Sub(</text:span></text:span><text:span text:style-name="Source_20_Text"><text:span text:style-name="T13">Super</text:span></text:span><text:span text:style-name="Source_20_Text"><text:span text:style-name="T10">):</text:span></text:span></text:p>
                <text:p text:style-name="P5"><text:span text:style-name="Source_20_Text"><text:span text:style-name="T11"> </text:span></text:span><text:span text:style-name="T11"> </text:span></text:p>
                <text:p text:style-name="P5"><text:span text:style-name="Source_20_Text"><text:span text:style-name="T11">      </text:span></text:span><text:span text:style-name="Source_20_Text"><text:span text:style-name="T6"># constructor</text:span></text:span></text:p>
                <text:p text:style-name="P5"><text:span text:style-name="Source_20_Text"><text:span text:style-name="T11">       </text:span></text:span><text:span text:style-name="Source_20_Text"><text:span text:style-name="T7">def</text:span></text:span><text:span text:style-name="T8"> </text:span><text:span text:style-name="Source_20_Text"><text:span text:style-name="T10">__init__(</text:span></text:span><text:span text:style-name="Source_20_Text"><text:span text:style-name="T12">self</text:span></text:span><text:span text:style-name="Source_20_Text"><text:span text:style-name="T10">, var1, var2, var3):</text:span></text:span></text:p>
                <text:p text:style-name="P5"><text:span text:style-name="Source_20_Text"><text:span text:style-name="T11">                </text:span></text:span><text:span text:style-name="Source_20_Text"><text:span text:style-name="T13">Super</text:span></text:span><text:span text:style-name="Source_20_Text"><text:span text:style-name="T10">.__init__(</text:span></text:span><text:span text:style-name="Source_20_Text"><text:span text:style-name="T12">self</text:span></text:span><text:span text:style-name="Source_20_Text"><text:span text:style-name="T10">, var1, var2, var3)</text:span></text:span></text:p>
                <text:p text:style-name="P5"><text:span text:style-name="Source_20_Text"><text:span text:style-name="T11">          </text:span></text:span><text:span text:style-name="T11"> </text:span></text:p>
                <text:p text:style-name="P5"><text:span text:style-name="Source_20_Text"><text:span text:style-name="T11">      </text:span></text:span><text:span text:style-name="Source_20_Text"><text:span text:style-name="T6"># public member function</text:span></text:span></text:p>
                <text:p text:style-name="P5"><text:span text:style-name="Source_20_Text"><text:span text:style-name="T11">       </text:span></text:span><text:span text:style-name="Source_20_Text"><text:span text:style-name="T7">def</text:span></text:span><text:span text:style-name="T8"> </text:span><text:span text:style-name="Source_20_Text"><text:span text:style-name="T10">accessProtectedMembers(</text:span></text:span><text:span text:style-name="Source_20_Text"><text:span text:style-name="T12">self</text:span></text:span><text:span text:style-name="Source_20_Text"><text:span text:style-name="T10">):</text:span></text:span></text:p>
                <text:p text:style-name="P5"><text:span text:style-name="Source_20_Text"><text:span text:style-name="T11">                </text:span></text:span><text:span text:style-name="T11"> </text:span></text:p>
                <text:p text:style-name="P5"><text:span text:style-name="Source_20_Text"><text:span text:style-name="T11">                </text:span></text:span><text:span text:style-name="Source_20_Text"><text:span text:style-name="T6"># accessing protected member functions of super class</text:span></text:span></text:p>
                <text:p text:style-name="P5"><text:span text:style-name="Source_20_Text"><text:span text:style-name="T11">                </text:span></text:span><text:span text:style-name="Source_20_Text"><text:span text:style-name="T12">self</text:span></text:span><text:span text:style-name="Source_20_Text"><text:span text:style-name="T10">._displayProtectedMembers()</text:span></text:span></text:p>
                <text:p text:style-name="P5"><text:span text:style-name="Source_20_Text"><text:span text:style-name="T11"> </text:span></text:span><text:span text:style-name="T11"> </text:span></text:p>
                <text:p text:style-name="P5"><text:span text:style-name="Source_20_Text"><text:span text:style-name="T6"># creating objects of the derived class    </text:span></text:span></text:p>
                <text:p text:style-name="P5"><text:span text:style-name="Source_20_Text"><text:span text:style-name="T10">obj </text:span></text:span><text:span text:style-name="Source_20_Text"><text:span text:style-name="T7">=</text:span></text:span><text:span text:style-name="T8"> </text:span><text:span text:style-name="Source_20_Text"><text:span text:style-name="T10">Sub(</text:span></text:span><text:span text:style-name="Source_20_Text"><text:span text:style-name="T14">"balas"</text:span></text:span><text:span text:style-name="Source_20_Text"><text:span text:style-name="T10">, </text:span></text:span><text:span text:style-name="Source_20_Text"><text:span text:style-name="T15">4</text:span></text:span><text:span text:style-name="Source_20_Text"><text:span text:style-name="T10">, </text:span></text:span><text:span text:style-name="Source_20_Text"><text:span text:style-name="T14">"balas !"</text:span></text:span><text:span text:style-name="Source_20_Text"><text:span text:style-name="T10">)</text:span></text:span></text:p>
                <text:p text:style-name="P6"><text:soft-page-break/> </text:p>
                <text:p text:style-name="P5"><text:span text:style-name="Source_20_Text"><text:span text:style-name="T6"># calling public member functions of the class</text:span></text:span></text:p>
                <text:p text:style-name="P5"><text:span text:style-name="Source_20_Text"><text:span text:style-name="T10">obj.displayPublicMembers()</text:span></text:span></text:p>
                <text:p text:style-name="P5"><text:span text:style-name="Source_20_Text"><text:span text:style-name="T10">obj.accessProtectedMembers()</text:span></text:span></text:p>
                <text:p text:style-name="P5"><text:span text:style-name="Source_20_Text"><text:span text:style-name="T10">obj.accessPrivateMembers()</text:span></text:span></text:p>
                <text:p text:style-name="P6"> </text:p>
                <text:p text:style-name="P5"><text:span text:style-name="Source_20_Text"><text:span text:style-name="T6"># Object can access protected member</text:span></text:span></text:p>
                <text:p text:style-name="P5"><text:span text:style-name="Source_20_Text"><text:span text:style-name="T13">print</text:span></text:span><text:span text:style-name="Source_20_Text"><text:span text:style-name="T10">(</text:span></text:span><text:span text:style-name="Source_20_Text"><text:span text:style-name="T14">"Object is accessing protected member:"</text:span></text:span><text:span text:style-name="Source_20_Text"><text:span text:style-name="T10">, obj._var2)</text:span></text:span></text:p>
                <text:p text:style-name="P6"> </text:p>
                <text:p text:style-name="P5"><text:span text:style-name="Source_20_Text"><text:span text:style-name="T6"># object can not access private member, so it will generate Attribute error</text:span></text:span></text:p>
                <text:p text:style-name="P5"><text:span text:style-name="Source_20_Text"><text:span text:style-name="T6">#print(obj.__var3)</text:span></text:span></text:p>
              </table:table-cell>
            </table:table-row>
          </table:table>
          <text:p text:style-name="P7"/>
        </text:section>
      </text:section>
      <text:p text:style-name="P8"><text:span text:style-name="Strong_20_Emphasis"><text:span text:style-name="T5">Output:</text:span></text:span><text:span text:style-name="T5"> </text:span></text:p>
      <text:p text:style-name="P3">Public Data Member: <text:s/>balas</text:p>
      <text:p text:style-name="P4">Protected Data Member: <text:s/>4</text:p>
      <text:p text:style-name="P4">Private Data Member: <text:s/>balas !</text:p>
      <text:p text:style-name="P15"> </text:p>
      <text:p text:style-name="P11">In the above program, the accessProtectedMembers() method is a public member function of the class <text:span text:style-name="T17">Sub</text:span> accesses the _displayProtectedMembers() method which is protected member function of the class Super and the accessPrivateMembers() method is a public member function of the class Super which accesses the __displayPrivateMembers() method which is a private member function of the class Super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Consolas1" svg:font-family="Consolas, monospace"/>
    <style:font-face style:name="Lohit Devanagari1" svg:font-family="'Lohit Devanagari'"/>
    <style:font-face style:name="sofia-pro" svg:font-family="sofia-pro, sans-serif"/>
    <style:font-face style:name="var font-din" svg:font-family="'var font-di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3:11:59.428071844</meta:creation-date>
    <dc:date>2022-07-07T20:52:19.054161021</dc:date>
    <meta:editing-duration>PT7H30M9S</meta:editing-duration>
    <meta:editing-cycles>1</meta:editing-cycles>
    <meta:document-statistic meta:table-count="4" meta:image-count="0" meta:object-count="0" meta:page-count="7" meta:paragraph-count="216" meta:word-count="1018" meta:character-count="7785" meta:non-whitespace-character-count="5954"/>
    <meta:generator>LibreOffice/6.4.7.2$Linux_X86_64 LibreOffice_project/40$Build-2</meta:generator>
  </office:meta>
</office:document-meta>
</file>